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новление прошивки маршрутизатора</text:p>
      <text:p text:style-name="Standard"/>
      <text:p text:style-name="Standard"><text:tab/>Если маршрутизатор уже сконфигурирован, то перед прошивкой следует сохранить конфигурацию, т.к. установка новой прошивки вернет все параметры в начальное состояние. Сохранение и восстановление конфигурации выполняется в веб-интерфейсе.</text:p>
      <text:p text:style-name="Standard"/>
      <text:p text:style-name="P2"><text:tab/>Обновление прошивки выполняется через консольный интерфейс, для этого вам потребуется:</text:p>
      <text:list text:style-name="L1">
        <text:list-item>
          <text:p text:style-name="P3">ПК с COM-портом</text:p>
        </text:list-item>
        <text:list-item>
          <text:p text:style-name="P3">TFTP сервер, находящийся в той же сети, что и маршрутизатор</text:p>
        </text:list-item>
      </text:list>
      <text:p text:style-name="P2"/>
      <text:p text:style-name="P2"><text:tab/>Перед обновлением прошивки необходимо, чтобы в одной сети с маршрутизатором находился TFTP сервер, с которого будет производится обновление. После настройки TFTP сервера, необходимо в каталог, являющийся для него (TFTP сервера) корневым, скопировать файл прошивки, который можно скачать с веб-сайта www.sigrand.ru.</text:p>
      <text:p text:style-name="P2"/>
      <text:p text:style-name="P2"><text:tab/>Для доступа к консольному интерфейсу маршрутизатора необходимо COM-порт компьютера (разъем DB-9F) соединить с последовательным портом (разъем RJ-45 с надписью RS232, находящийся рядом с разъемом для питания) маршрутизатора.</text:p>
      <text:p text:style-name="P2"/>
      <text:p text:style-name="P2"><text:tab/>Для управления маршрутизатором через консольный интерфейс может использоваться любая программа управления терминалом - HyperTerminal для ОС Windows или Minicom для ОС GNU/Linux. Настройки последовательного порта следующие:</text:p>
      <text:list text:style-name="L2">
        <text:list-item>
          <text:p text:style-name="P4">скорость передачи:<text:tab/>115 200</text:p>
        </text:list-item>
        <text:list-item>
          <text:p text:style-name="P4">протокол:<text:tab/><text:tab/>8-N-1</text:p>
        </text:list-item>
        <text:list-item>
          <text:p text:style-name="P4">управление потоком: нет</text:p>
        </text:list-item>
      </text:list>
      <text:p text:style-name="P2"><text:tab/></text:p>
      <text:p text:style-name="P2"><text:tab/>После запуска программы управления терминалом и установки соответствующих настроек порта, надо включить маршрутизатор. В окне программы выведется информация о маршрутизаторе с предложением войти в меню загрузчика:</text:p>
      <text:p text:style-name="Standard"/>
      <text:p text:style-name="scr">ADM5120 Boot:</text:p>
      <text:p text:style-name="scr"/>
      <text:p text:style-name="scr"/>
      <text:p text:style-name="scr">Copyright 2005 Sigrand, Inc.</text:p>
      <text:p text:style-name="scr">CPU: ADM5120-175MHz</text:p>
      <text:p text:style-name="scr">SDRAM: 128MB</text:p>
      <text:p text:style-name="scr">Flash: NAND-32MB</text:p>
      <text:p text:style-name="scr">Boot System: Linux-5120</text:p>
      <text:p text:style-name="scr">Loader Version: 1.00.03</text:p>
      <text:p text:style-name="scr">Creation Date: 2004.06.04</text:p>
      <text:p text:style-name="scr"/>
      <text:p text:style-name="scr">Press &lt;space&gt; key tree times to enter boot menu..</text:p>
      <text:p text:style-name="scr">2</text:p>
      <text:p text:style-name="Standard"/>
      <text:p text:style-name="P2"><text:tab/>Для активации меню загрузчика надо быстро нажать на клавишу пробела 3 раза. Меню загрузчика выглядит следующим образом:</text:p>
      <text:p text:style-name="Standard"/>
      <text:p text:style-name="scr">Sigrand MR16 router:</text:p>
      <text:p text:style-name="scr">==================================</text:p>
      <text:p text:style-name="scr">Bootloader Menu</text:p>
      <text:p text:style-name="scr"><text:s/>[1] Xmodem Download</text:p>
      <text:p text:style-name="scr"><text:s/>[2] TFTP Client Download</text:p>
      <text:p text:style-name="scr"><text:s/>[3] Print Boot Params</text:p>
      <text:p text:style-name="scr"><text:s/>[4] Set Boot Params</text:p>
      <text:p text:style-name="scr"><text:s/>[5] Update bootloader</text:p>
      <text:p text:style-name="scr"><text:s/>[6] Exit</text:p>
      <text:p text:style-name="scr"/>
      <text:p text:style-name="scr">Please enter your number:</text:p>
      <text:p text:style-name="Standard"/>
      <text:p text:style-name="P2"><text:tab/>Перед обновлением прошивки необходимо выставить сетевые параметры, которые соответствуют вашей сети. Для этого нужно перейти в пункт меню <text:span text:style-name="T1">Set Boot Params</text:span>, нажав клавишу <text:span text:style-name="T2">4</text:span>. Здесь будет предложено указать:</text:p>
      <text:list text:style-name="L3">
        <text:list-item>
          <text:p text:style-name="P5"><text:span text:style-name="T1">серийный номер маршрутизатора - (Enter new serial number)</text:span> - можно пропустить</text:p>
        </text:list-item>
        <text:list-item>
          <text:p text:style-name="P5"><text:span text:style-name="T1">версию аппаратной части - (Enter new hardware version)</text:span> - можно пропустить</text:p>
        </text:list-item>
        <text:list-item>
          <text:p text:style-name="P5"><text:span text:style-name="T1">MAC адрес сетевого интерфейса - (Enter new mac address) - </text:span><text:span text:style-name="T3">м</text:span>ожно оставить установленный MAC адрес (его значение отображено выше, <text:span text:style-name="T1">Current Mac Address</text:span>), или ввести новое значение.</text:p>
        </text:list-item>
        <text:list-item>
          <text:p text:style-name="P5"><text:span text:style-name="T1">число MAC адресов - (Enter new number of mac address)</text:span> - этот параметр следует пропустить (по умолчанию число MAC адресов равно 1)</text:p>
        </text:list-item>
        <text:list-item>
          <text:p text:style-name="P5"><text:span text:style-name="T1">IP адрес - (Enter new IP address for this board)</text:span> - следует ввести IP адрес, находящийся в одной сети с TFTP сервером</text:p>
        </text:list-item>
      </text:list>
      <text:p text:style-name="P2"/>
      <text:p text:style-name="P2"><text:tab/>Пример конфигурации приведен ниже.</text:p>
      <text:p text:style-name="Standard"/>
      <text:p text:style-name="scr">Set Boot Parameters.</text:p>
      <text:p text:style-name="scr">==========================</text:p>
      <text:p text:style-name="scr">Enter new serial number:</text:p>
      <text:p text:style-name="scr">Serial Number unchanged.</text:p>
      <text:p text:style-name="scr">Enter new hardware version:</text:p>
      <text:p text:style-name="scr">Hardware version unchanged.</text:p>
      <text:p text:style-name="scr">Current mac addres: 00-05-5D-77-86-01</text:p>
      <text:p text:style-name="scr">Number of mac address: 1</text:p>
      <text:p text:style-name="scr">Enter new mac address (AA-AA-AA-AA-AA-AA):</text:p>
      <text:p text:style-name="scr">Enter new number of mac address (between 1-8):</text:p>
      <text:p text:style-name="scr">Mac address unchanged.</text:p>
      <text:p text:style-name="scr">IP address for this board: 192.168.100.3</text:p>
      <text:p text:style-name="scr">Enter new IP address for this board: 192.168.100.3</text:p>
      <text:p text:style-name="scr">IP updated successfully.</text:p>
      <text:p text:style-name="Standard"/>
      <text:p text:style-name="P2"><text:tab/>В приведенном примере был введен только IP адрес маршрутизатора, остальные параметры оставлены без изменений.</text:p>
      <text:p text:style-name="P2"/>
      <text:p text:style-name="P2"><text:tab/>После настройки сетевых параметров, следует выбрать пункт меню <text:span text:style-name="T2">2 </text:span><text:span text:style-name="T4">(</text:span><text:span text:style-name="T5">TFTP Client Download</text:span><text:span text:style-name="T4">)</text:span> для настройки параметров обновления с помощью TFTP сервера. Содержание этого меню приведено ниже:</text:p>
      <text:p text:style-name="P2"/>
      <text:p text:style-name="scr">Server IP: 192.168.100.1</text:p>
      <text:p text:style-name="scr">Remote File: wrt567.bin</text:p>
      <text:p text:style-name="scr"/>
      <text:p text:style-name="scr">TFTP Client Menu</text:p>
      <text:p text:style-name="scr">===============================</text:p>
      <text:p text:style-name="scr"><text:s/>[D]: start download</text:p>
      <text:p text:style-name="scr"><text:s/>[S]: set parameters</text:p>
      <text:p text:style-name="scr"><text:s/>[X]: exit</text:p>
      <text:p text:style-name="scr">Enter your option:</text:p>
      <text:p text:style-name="P2"/>
      <text:p text:style-name="P2"><text:tab/>Первые две строчки (<text:span text:style-name="T1">Server IP</text:span> и <text:span text:style-name="T1">Remote File</text:span>) показывают текущее значение IP адреса TFTP сервера и имени файла прошивки. Для их изменения следует выбрать пункт меню <text:span text:style-name="T1">set parameters</text:span> нажатием клавиши <text:span text:style-name="T2">s</text:span>. В ответ на это будет предложено ввести:</text:p>
      <text:list text:style-name="L4">
        <text:list-item>
          <text:p text:style-name="P6"><text:span text:style-name="T1">IP адрес TFTP сервера</text:span> - (<text:span text:style-name="T1">Please Enter TFTP Server IP</text:span>) - IP адрес TFTP сервера, на котором находится файл прошивки. TFTP сервер должен находится в одной сети с маршрутизатором.</text:p>
        </text:list-item>
        <text:list-item>
          <text:p text:style-name="P6"><text:span text:style-name="T1">Имя файла прошивки</text:span> - (<text:span text:style-name="T1">Enter Remote File Name</text:span>) - имя файла прошивки, расположенного на TFTP сервере</text:p>
        </text:list-item>
      </text:list>
      <text:p text:style-name="P2"/>
      <text:p text:style-name="scr">Please Enter TFTP Server IP : 192.168.100.1</text:p>
      <text:p text:style-name="scr">Enter Remote File Name : wrt567.bin</text:p>
      <text:p text:style-name="P2"/>
      <text:p text:style-name="P2"><text:tab/>После настройки необходимых параметров, можно перейти к прошивке маршрутизатора. Для этого следует нажать клавишу <text:span text:style-name="T2">d</text:span>, соответствующую пункту меню <text:span text:style-name="T1">start download</text:span>. Начнется загрузка файла прошивки и программирование флэш-памяти. Этот процесс представлен ниже:</text:p>
      <text:p text:style-name="Standard"/>
      <text:p text:style-name="scr">Starting the TFTP download(ESC to stop)...............................................................S</text:p>
      <text:p text:style-name="scr">Eraseing flash.......PASS</text:p>
      <text:p text:style-name="scr">Programming flash....PASS</text:p>
      <text:p text:style-name="scr"/>
      <text:p text:style-name="scr">Server IP: 192.168.100.1</text:p>
      <text:p text:style-name="scr">Remote File: wrt567.bin</text:p>
      <text:p text:style-name="scr"/>
      <text:p text:style-name="scr">TFTP Client Menu</text:p>
      <text:p text:style-name="scr">===============================</text:p>
      <text:p text:style-name="scr"><text:s/>[D]: start download</text:p>
      <text:p text:style-name="scr"><text:s/>[S]: set parameters</text:p>
      <text:p text:style-name="scr"><text:s/>[X]: exit</text:p>
      <text:p text:style-name="scr">Enter your option:</text:p>
      <text:p text:style-name="Standard"/>
      <text:p text:style-name="Standard"><text:tab/>Если на экране присутствуют строчки</text:p>
      <text:p text:style-name="scr">Eraseing flash.......PASS</text:p>
      <text:p text:style-name="scr">Programming flash....PASS</text:p>
      <text:p text:style-name="Standard">, значит обновление прошивки прошло успешно и теперь можно загрузить новую прошивку. Для этого необходимо выполнить перезагрузку маршрутизатора нажатием на кнопку RESET (или включением/выключением питания).</text:p>
      <text:p text:style-name="Standard"/>
      <text:p text:style-name="Standard"><text:tab/>После загрузки маршрутизатора (при обычной загрузке не требуется входить в меню загрузчика, поэтому надо подождать, пока истечет таймер и начнется загрузка операционной системы (ОС)) можно перейти к настройке посредством веб-интерфейса. Доступ к консоли больше не требуется, поэтому провод и соответствующее ПО можно отключить.</text:p>
      <text:p text:style-name="Standard"/>
      <text:p text:style-name="Standard"><text:tab/>В случае, если на экран была выведена строчка</text:p>
      <text:p text:style-name="scr">Starting the TFTP download(ESC to stop)..FAIL</text:p>
      <text:p text:style-name="Standard">, значит загрузчику не удалось загрузить файл прошивки с указанного TFTP сервера. В этом случае следует проверить корректность указания IP адреса TFTP сервера и имени файла прошивки на нем. Если все корректно, то следует проверить настройки, введенные в пункте <text:span text:style-name="T1">Set Boot Params</text:span><text:span text:style-name="T3">. Может помочь смена MAC адреса и проверка, не блокирует ли сервер TFTP соединения с маршрутизат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cr" style:family="paragraph" style:parent-style-name="Standard" style:class="text" style:master-page-name="">
      <style:paragraph-properties fo:background-color="#c0c0c0" fo:padding="0.049cm" fo:border="0.002cm solid #000000" style:shadow="none">
        <style:background-image/>
      </style:paragraph-properties>
      <style:text-properties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14T19:14:22</meta:creation-date>
    <dc:date>2007-03-14T21:37:15</dc:date>
    <dc:language>ru-RU</dc:language>
    <meta:editing-cycles>6</meta:editing-cycles>
    <meta:editing-duration>PT1H35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0" meta:word-count="823" meta:character-count="5963"/>
  </office:meta>
</office:document-meta>
</file>